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7e5" officeooo:paragraph-rsid="00090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or lat long exif picute.</text:p>
      <text:p text:style-name="Standard"/>
      <text:p text:style-name="P1">Dartmouth Ma Farmhouse</text:p>
      <text:p text:style-name="Standard"/>
      <text:p text:style-name="Standard">41.532309373856606, -71.00985395656802</text:p>
      <text:p text:style-name="Standard"/>
      <text:p text:style-name="Standard">Latitude <text:s text:c="14"/>41.610195</text:p>
      <text:p text:style-name="Standard">Longitude <text:s text:c="7"/>- <text:s/>70.995316</text:p>
      <text:p text:style-name="Standard">DMS Lat <text:s text:c="12"/>41° 36' 36.7020'' N</text:p>
      <text:p text:style-name="Standard">DMS Long <text:s text:c="9"/>70° 59' 43.1376'' W</text:p>
      <text:p text:style-name="Standard">UTM Easting <text:s text:c="6"/>333,743.98</text:p>
      <text:p text:style-name="Standard">UTM Northing <text:s text:c="3"/>4,608,420.91</text:p>
      <text:p text:style-name="Standard">Category <text:s text:c="3"/></text:p>
      <text:p text:style-name="Standard"/>
      <text:p text:style-name="P1">Time 9:10 Am <text:s text:c="2"/>Dec 24 <text:s text:c="3"/>2023 </text:p>
      <text:p text:style-name="P1"/>
      <text:p text:style-name="P1"/>
      <text:p text:style-name="P1">The first number is always the latitude and the second is the longitu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09:05:41.670580484</meta:creation-date>
    <dc:date>2023-12-24T09:12:43.269841666</dc:date>
    <meta:editing-duration>PT7M2S</meta:editing-duration>
    <meta:editing-cycles>1</meta:editing-cycles>
    <meta:document-statistic meta:table-count="0" meta:image-count="0" meta:object-count="0" meta:page-count="1" meta:paragraph-count="12" meta:word-count="53" meta:character-count="392" meta:non-whitespace-character-count="289"/>
    <meta:generator>LibreOffice/7.3.7.2$Linux_X86_64 LibreOffice_project/30$Build-2</meta:generator>
  </office:meta>
</office:document-meta>
</file>